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500f" officeooo:paragraph-rsid="001c500f" style:language-asian="ko" style:country-asian="KR"/>
    </style:style>
    <style:style style:name="P2" style:family="paragraph" style:parent-style-name="Standard">
      <style:text-properties officeooo:rsid="001f95f1" officeooo:paragraph-rsid="001f95f1" style:language-asian="ko" style:country-asian="KR"/>
    </style:style>
    <style:style style:name="P3" style:family="paragraph" style:parent-style-name="Standard">
      <style:text-properties officeooo:rsid="001c500f" officeooo:paragraph-rsid="001c500f"/>
    </style:style>
    <style:style style:name="P4" style:family="paragraph" style:parent-style-name="Standard">
      <style:text-properties officeooo:paragraph-rsid="001c500f"/>
    </style:style>
    <style:style style:name="P5" style:family="paragraph" style:parent-style-name="Standard">
      <style:text-properties officeooo:rsid="001ca58c" officeooo:paragraph-rsid="001ca58c"/>
    </style:style>
    <style:style style:name="P6" style:family="paragraph" style:parent-style-name="Standard">
      <style:text-properties officeooo:rsid="001db1dc" officeooo:paragraph-rsid="001db1dc"/>
    </style:style>
    <style:style style:name="P7" style:family="paragraph" style:parent-style-name="Standard">
      <style:text-properties officeooo:rsid="001db1dc" officeooo:paragraph-rsid="001db1dc" style:language-asian="zh" style:country-asian="CN"/>
    </style:style>
    <style:style style:name="P8" style:family="paragraph" style:parent-style-name="Standard">
      <style:text-properties officeooo:rsid="001e5616" officeooo:paragraph-rsid="001e5616" style:language-asian="zh" style:country-asian="CN"/>
    </style:style>
    <style:style style:name="P9" style:family="paragraph" style:parent-style-name="Standard">
      <style:text-properties officeooo:rsid="001f95f1" officeooo:paragraph-rsid="001f95f1" style:language-asian="zh" style:country-asian="CN"/>
    </style:style>
    <style:style style:name="P10" style:family="paragraph" style:parent-style-name="Standard">
      <style:text-properties officeooo:paragraph-rsid="001e5616"/>
    </style:style>
    <style:style style:name="P11" style:family="paragraph" style:parent-style-name="Standard">
      <style:text-properties officeooo:rsid="001f3fe6" officeooo:paragraph-rsid="001ffe2f"/>
    </style:style>
    <style:style style:name="P12" style:family="paragraph" style:parent-style-name="Standard">
      <style:text-properties officeooo:paragraph-rsid="001ca58c"/>
    </style:style>
    <style:style style:name="P13" style:family="paragraph" style:parent-style-name="Standard">
      <style:text-properties officeooo:paragraph-rsid="001ffe2f"/>
    </style:style>
    <style:style style:name="P14" style:family="paragraph" style:parent-style-name="Standard">
      <style:text-properties officeooo:rsid="001ffe2f" officeooo:paragraph-rsid="001ffe2f"/>
    </style:style>
    <style:style style:name="T1" style:family="text">
      <style:text-properties style:language-asian="ko" style:country-asian="KR"/>
    </style:style>
    <style:style style:name="T2" style:family="text">
      <style:text-properties officeooo:rsid="001c500f" style:language-asian="ko" style:country-asian="KR"/>
    </style:style>
    <style:style style:name="T3" style:family="text">
      <style:text-properties officeooo:rsid="001e5616" style:language-asian="ko" style:country-asian="KR"/>
    </style:style>
    <style:style style:name="T4" style:family="text">
      <style:text-properties officeooo:rsid="001ffe2f" style:language-asian="ko" style:country-asian="KR"/>
    </style:style>
    <style:style style:name="T5" style:family="text">
      <style:text-properties officeooo:rsid="001ca58c" style:language-asian="ko" style:country-asian="KR"/>
    </style:style>
    <style:style style:name="T6" style:family="text">
      <style:text-properties officeooo:rsid="001ffe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1A Swing Trading And Scalping</text:p>
      <text:p text:style-name="P2"/>
      <text:p text:style-name="P1">Swing trades – hold for bigger reward, usually the probability is not high </text:p>
      <text:p text:style-name="P1">scalping – trader is looking for a very high probability of making a small profit </text:p>
      <text:p text:style-name="P1"/>
      <text:p text:style-name="P4"><text:span text:style-name="T2">a scalper focuses on probability and he gets his high probability by accepting </text:span><text:span text:style-name="T4">a</text:span><text:span text:style-name="T2"> worse </text:span><text:span text:style-name="T4">RR ratio</text:span></text:p>
      <text:p text:style-name="P4"><text:span text:style-name="T4"/></text:p>
      <text:p text:style-name="P1">swing trader focuses on reward, and he focuses on reward which means good risk reward, <text:s/>and this always comes with low probability</text:p>
      <text:p text:style-name="P1"/>
      <text:p text:style-name="P4"><text:span text:style-name="T2">scalpers and swing traders in general have and need different personality/mindsets, though in occasion one might do the other </text:span></text:p>
      <text:p text:style-name="P1"/>
      <text:p text:style-name="P1">vast majority of profitable traders are swing traders, it takes a very special and unusual personality to be a good scalper. Most traders should not be scalping.</text:p>
      <text:p text:style-name="P1"/>
      <text:p text:style-name="P1">Scalpers want high probability and quick profit and no pullback – <text:span text:style-name="T6">they are </text:span>willing to accept small reward in return – in general, scalper needs probability of 60-90% with <text:span text:style-name="T6">RR </text:span>ratio of <text:span text:style-name="T6">at least </text:span>1</text:p>
      <text:p text:style-name="P4"><text:span text:style-name="T2">- most traders should be going for </text:span><text:span text:style-name="T4">at least 2R or more </text:span><text:span text:style-name="T2">if they are going to be consistently profitable</text:span></text:p>
      <text:p text:style-name="P1"/>
      <text:p text:style-name="P4"><text:span text:style-name="T2">scalper will often take minor reversals, if he thinks it will at least go down far enough for him to make a profit (which has to be greater than the minimum scalp size and prob is enough to offset the risk)</text:span></text:p>
      <text:p text:style-name="P3"><text:span text:style-name="T2"/></text:p>
      <text:p text:style-name="P3"><text:span text:style-name="T1">swing traders will hold onto position through minor reversal </text:span></text:p>
      <text:p text:style-name="P12"><text:span text:style-name="T4">but</text:span><text:span text:style-name="T5"> will exit if minor reversal has a chance of becoming major</text:span></text:p>
      <text:p text:style-name="P5"><text:span text:style-name="T1"/></text:p>
      <text:p text:style-name="P5"><text:span text:style-name="T1">several way to distinguish if a trade is a swing trade or a scalp</text:span></text:p>
      <text:p text:style-name="P13"><text:span text:style-name="T5">- </text:span><text:span text:style-name="T4">int</text:span><text:span text:style-name="T5">ention and plan on how to manage the trade at the time </text:span><text:span text:style-name="T4">of entry is more important then actual result of the trade</text:span></text:p>
      <text:p text:style-name="P5"><text:span text:style-name="T1">- if he plans to manage it like a swing trade, hold on through minor reversals, then even if his profit is less than 2R it is still a swing trade</text:span></text:p>
      <text:p text:style-name="P14"><text:span text:style-name="T1"/></text:p>
      <text:p text:style-name="P5"><text:span text:style-name="T1"/></text:p>
      <text:p text:style-name="P5"><text:span text:style-name="T4">- M</text:span><text:span text:style-name="T1">inimum goal for swing is 40 pips in forex and 50c for 100$ stock. </text:span></text:p>
      <text:p text:style-name="P12"><text:span text:style-name="T4">- Swing traders</text:span><text:span text:style-name="T5"> want trend </text:span><text:span text:style-name="T4">(which typically covers half of the screen)</text:span><text:span text:style-name="T5">, lasting 2L10B, but </text:span><text:span text:style-name="T4">in most cases </text:span><text:span text:style-name="T5">want 20 or more bars.</text:span></text:p>
      <text:p text:style-name="P6"><text:span text:style-name="T4">- M</text:span><text:span text:style-name="T1">ost scalpers take profit 1-5 bars and want to PB</text:span></text:p>
      <text:p text:style-name="P6"><text:span text:style-name="T1"/></text:p>
      <text:p text:style-name="P6"><text:span text:style-name="T1">- </text:span><text:span text:style-name="T4">S</text:span><text:span text:style-name="T1">calping looks easy but beginners should not scalp, very difficult to do profitably</text:span></text:p>
      <text:p text:style-name="P6"><text:span text:style-name="T1">(most experienced trader prefer not to because its hard to do and doesn’t suit their personality)</text:span></text:p>
      <text:p text:style-name="P6"><text:span text:style-name="T1"/></text:p>
      <text:p text:style-name="P7">- <text:span text:style-name="T4">I</text:span><text:span text:style-name="T1">f u are scalping, better to use swing (wide) stop and scale in <text:s/>- this increases probability but also increases risk so must trade with very small position (at least initially) and have a temperament to have a trade go against you </text:span></text:p>
      <text:p text:style-name="P7"><text:span text:style-name="T1"/></text:p>
      <text:p text:style-name="P7"><text:span text:style-name="T1">- </text:span><text:span text:style-name="T4">W</text:span><text:span text:style-name="T1">hen market is very clearly always in long, a swing trader can buy at any time for any reason. However he has to use correct stop, and the correct stop is always below the most recent strong leg up </text:span></text:p>
      <text:p text:style-name="P7"><text:span text:style-name="T1"/></text:p>
      <text:p text:style-name="P7"><text:soft-page-break/><text:span text:style-name="T1">- </text:span><text:span text:style-name="T4">S</text:span><text:span text:style-name="T1">calpers enter a trade only when they believe probability is greater than 60% without scaling in, </text:span><text:span text:style-name="T4">but should be able to scale in to further improve probability</text:span></text:p>
      <text:p text:style-name="P7"><text:span text:style-name="T4"/></text:p>
      <text:p text:style-name="P7"><text:span text:style-name="T1"/></text:p>
      <text:p text:style-name="P10"><text:span text:style-name="T3">- </text:span><text:span text:style-name="T4">W</text:span><text:span text:style-name="T3">hen market is in small </text:span><text:span text:style-name="T4">pullback</text:span><text:span text:style-name="T3"> trend, there are few scalp setup because </text:span><text:span text:style-name="T4">in general it is</text:span><text:span text:style-name="T3"> low probability</text:span><text:span text:style-name="T4"> since market always looks like it might reverse or form TR, all the while continuously grinding up. </text:span><text:span text:style-name="T3"><text:s/></text:span><text:span text:style-name="T4">So</text:span><text:span text:style-name="T3"> scalper will miss most of the trend (they need high prob of making small profit)</text:span></text:p>
      <text:p text:style-name="P10"><text:span text:style-name="T3"><text:s/></text:span></text:p>
      <text:p text:style-name="P11"><text:span text:style-name="T3">- </text:span><text:span text:style-name="T4">On the other hand, when market is in trading range or going sideways, it is</text:span><text:span text:style-name="T1"> bad for swing trades but great for scalpers, </text:span><text:span text:style-name="T4">as they</text:span><text:span text:style-name="T1"> can scale in to increase probability (but more risk), take profit and enter again many times. </text:span><text:span text:style-name="T4">Scalpers enter with stop, limit and market orders but </text:span><text:span text:style-name="T1">in general swing traders enter with stops </text:span><text:span text:style-name="T4">only</text:span><text:span text:style-name="T1">, </text:span><text:span text:style-name="T4">so</text:span><text:span text:style-name="T1"> TR is not </text:span><text:span text:style-name="T4">an </text:span><text:span text:style-name="T1">ideal env</text:span><text:span text:style-name="T4">ironment. They </text:span><text:span text:style-name="T1">will keep exiting with small losses/wins (big profit less common in TR). </text:span></text:p>
      <text:p text:style-name="P8"><text:span text:style-name="T1"/></text:p>
      <text:p text:style-name="P9"><text:span text:style-name="T1">BO/buy the Close/ Sell the Close/channels – good for both</text:span></text:p>
      <text:p text:style-name="P9"><text:span text:style-name="T1">small pb trend – good for swing traders, bad for scalpers</text:span></text:p>
      <text:p text:style-name="P9"><text:span text:style-name="T1">TR/sideways – good for scalpers, bad for swing trad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4T18:59:29.384000000</meta:creation-date>
    <dc:date>2024-04-04T19:59:50.858000000</dc:date>
    <meta:editing-duration>PT18M26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29" meta:word-count="649" meta:character-count="3575" meta:non-whitespace-character-count="2935"/>
  </office:meta>
</office:document-meta>
</file>